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A00000080CECBB723.png"/>
  <manifest:file-entry manifest:media-type="image/png" manifest:full-path="Pictures/10000201000000500000003CC0508CB6.png"/>
  <manifest:file-entry manifest:media-type="image/png" manifest:full-path="Pictures/10000000000000200000002000309F1C.png"/>
  <manifest:file-entry manifest:media-type="image/png" manifest:full-path="Pictures/10000201000001900000012C5F16E5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ther_20_Slides_20__28_without_20_OSDC_20_logo_20_in_20_footer_29_-notes">
      <style:graphic-properties draw:fill-color="#ffffff" draw:auto-grow-height="true" fo:min-height="12.572cm"/>
    </style:style>
    <style:style style:name="pr2" style:family="presentation" style:parent-style-name="Other_20_Slides_20__28_without_20_OSDC_20_logo_20_in_20_footer_29_-subtitle">
      <style:graphic-properties draw:fill-color="#ffffff" draw:auto-grow-height="true" fo:min-height="17.938cm"/>
    </style:style>
    <style:style style:name="pr3" style:family="presentation" style:parent-style-name="General_20_Slides_20__28_with_20_content_29_-title">
      <style:graphic-properties fo:min-height="3.507cm"/>
    </style:style>
    <style:style style:name="pr4" style:family="presentation" style:parent-style-name="General_20_Slides_20__28_with_20_content_29_-outline1">
      <style:graphic-properties fo:min-height="13.613cm"/>
    </style:style>
    <style:style style:name="pr5" style:family="presentation" style:parent-style-name="General_20_Slides_20__28_with_20_content_29_-notes">
      <style:graphic-properties draw:fill-color="#ffffff" draw:auto-grow-height="true" fo:min-height="12.572cm"/>
    </style:style>
    <style:style style:name="pr6" style:family="presentation" style:parent-style-name="Other_20_Slides_20__28_without_20_OSDC_20_logo_20_in_20_footer_29_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89dde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 fo:font-size="20pt" style:font-size-asian="20pt" style:font-size-complex="20pt"/>
    </style:style>
    <style:style style:name="T8" style:family="text">
      <style:text-properties fo:color="#389dd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ther_20_Slides_20__28_without_20_OSDC_20_logo_20_in_20_footer_29_" presentation:presentation-page-layout-name="AL1T0">
        <draw:frame draw:style-name="gr1" draw:text-style-name="P1" draw:layer="layout" svg:width="14.108cm" svg:height="10.581cm" svg:x="7.15cm" svg:y="5.292cm">
          <draw:image xlink:href="Pictures/10000201000001900000012C5F16E5E9.png" xlink:type="simple" xlink:show="embed" xlink:actuate="onLoad">
            <text:p/>
          </draw:image>
        </draw:frame>
        <presentation:notes draw:style-name="dp2">
          <draw:page-thumbnail draw:style-name="gr2" draw:layer="layout" svg:width="13.959cm" svg:height="10.475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ther_20_Slides_20__28_without_20_OSDC_20_logo_20_in_20_footer_29_" presentation:presentation-page-layout-name="AL2T32">
        <draw:frame presentation:style-name="pr2" draw:layer="layout" svg:width="25.19cm" svg:height="17.938cm" svg:x="1.399cm" svg:y="0.838cm" presentation:class="subtitle">
          <draw:text-box>
            <text:p><text:span text:style-name="T1">Title of the Presentation</text:span></text:p>
            <text:p/>
            <text:p>By <text:span text:style-name="T2">Presenter</text:span></text:p>
          </draw:text-box>
        </draw:frame>
        <presentation:notes draw:style-name="dp2">
          <draw:page-thumbnail draw:style-name="gr2" draw:layer="layout" svg:width="13.959cm" svg:height="10.475cm" svg:x="3.815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eneral_20_Slides_20__28_with_20_content_29_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Slide Title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Point 1</text:p>
                <text:list>
                  <text:list-item>
                    <text:p>Sub-point 1</text:p>
                    <text:list>
                      <text:list-item>
                        <text:p>Sub-sub-point 1</text:p>
                      </text:list-item>
                    </text:list>
                  </text:list-item>
                  <text:list-item>
                    <text:p>Subipoint 2</text:p>
                  </text:list-item>
                </text:list>
              </text:list-item>
              <text:list-item>
                <text:p>Point 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ther_20_Slides_20__28_without_20_OSDC_20_logo_20_in_20_footer_29_" presentation:presentation-page-layout-name="AL3T1">
        <draw:frame presentation:style-name="pr6" draw:text-style-name="P3" draw:layer="layout" svg:width="25.191cm" svg:height="3.507cm" svg:x="1.399cm" svg:y="0.837cm" presentation:class="title" presentation:user-transformed="true">
          <draw:text-box>
            <text:p text:style-name="P2"><text:span text:style-name="T3">Thank You!</text:span></text:p>
          </draw:text-box>
        </draw:frame>
        <draw:frame presentation:style-name="Other_20_Slides_20__28_without_20_OSDC_20_logo_20_in_20_footer_29_-outline1" draw:layer="layout" svg:width="25.191cm" svg:height="13.863cm" svg:x="1.399cm" svg:y="4.915cm" presentation:class="outline" presentation:user-transformed="true">
          <draw:text-box>
            <text:p text:style-name="P2"><text:span text:style-name="T4">This presentation can be found online at </text:span><text:span text:style-name="T5"><text:a xlink:href="http://www.slideshare.net/">http://www.slideshare.net/</text:a></text:span><text:span text:style-name="T5">.</text:span><text:span text:style-name="T4">...</text:span></text:p>
            <text:p text:style-name="P2"><text:span text:style-name="T4"/></text:p>
            <text:p text:style-name="P2"><text:span text:style-name="T4">OSDC Links:</text:span></text:p>
            <text:list text:style-name="L3">
              <text:list-item>
                <text:p text:style-name="P2"><text:span text:style-name="T6">Website</text:span><text:span text:style-name="T7"><text:line-break/></text:span><text:span text:style-name="T8"><text:a xlink:href="http://opensource.jiitu.org/">http://opensource.jiitu.org</text:a></text:span></text:p>
              </text:list-item>
              <text:list-item>
                <text:p text:style-name="P2"><text:span text:style-name="T6">Wiki</text:span><text:span text:style-name="T7"><text:line-break/></text:span><text:span text:style-name="T8"><text:a xlink:href="http://opensource.jiitu.org/wiki">http://opensource.jiitu.org/wiki</text:a></text:span></text:p>
              </text:list-item>
              <text:list-item>
                <text:p text:style-name="P2"><text:span text:style-name="T6">Twitter</text:span><text:span text:style-name="T7"><text:line-break/></text:span><text:span text:style-name="T8"><text:a xlink:href="http://twitter.com/jiitosdc">http://twitter.com/jiitosdc</text:a></text:span></text:p>
              </text:list-item>
              <text:list-item>
                <text:p text:style-name="P2"><text:span text:style-name="T6">Facebook Group</text:span><text:span text:style-name="T7"><text:line-break/></text:span><text:span text:style-name="T8"><text:a xlink:href="http://on.fb.me/jiitosdc">http://on.fb.me/jiitosdc</text:a></text:span></text:p>
              </text:list-item>
            </text:list>
          </draw:text-box>
        </draw:frame>
        <draw:frame draw:style-name="gr1" draw:text-style-name="P1" draw:layer="layout" svg:width="5.995cm" svg:height="4.513cm" svg:x="20.32cm" svg:y="1.202cm">
          <draw:image xlink:href="Pictures/10000201000000AA00000080CECBB723.png" xlink:type="simple" xlink:show="embed" xlink:actuate="onLoad">
            <text:p/>
          </draw:image>
        </draw:frame>
        <presentation:notes draw:style-name="dp2">
          <draw:page-thumbnail draw:style-name="gr2" draw:layer="layout" svg:width="13.959cm" svg:height="10.475cm" svg:x="3.815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yperlinks" style:family="graphic" style:parent-style-name="standard">
      <style:graphic-properties draw:stroke-dash="Dash_20_2" draw:fill-gradient-name="Gradient_20_7" draw:fill-hatch-name="Hatch_20_1" draw:fill-image-name="Bitmape_20_1">
        <text:list-style style:name="Hyperlinks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'Liberation Sans'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24pt" style:language-asian="zh" style:country-asian="CN" style:font-style-asian="normal" style:font-weight-asian="bold" style:font-family-complex="'Lohit Hindi'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General_20_Slides_20__28_with_20_content_29_-background" style:display-name="General Slides (with content)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General_20_Slides_20__28_with_20_content_29_-backgroundobjects" style:display-name="General Slides (with content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eneral_20_Slides_20__28_with_20_content_29_-notes" style:display-name="General Slides (with content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eneral_20_Slides_20__28_with_20_content_29_-outline1" style:display-name="General Slides (with content)-outline1" style:family="presentation">
      <style:graphic-properties draw:stroke="none" draw:fill="none" draw:auto-grow-height="false" draw:fit-to-size="shrink-to-fit">
        <text:list-style style:name="General_20_Slides_20__28_with_20_content_29_-outline1" style:display-name="General Slides (with content)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20_Slides_20__28_with_20_content_29_-outline2" style:display-name="General Slides (with content)-outline2" style:family="presentation" style:parent-style-name="General_20_Slides_20__28_with_20_content_29_-outline1">
      <style:paragraph-properties fo:margin-left="0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General_20_Slides_20__28_with_20_content_29_-outline3" style:display-name="General Slides (with content)-outline3" style:family="presentation" style:parent-style-name="General_20_Slides_20__28_with_20_content_29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eneral_20_Slides_20__28_with_20_content_29_-outline4" style:display-name="General Slides (with content)-outline4" style:family="presentation" style:parent-style-name="General_20_Slides_20__28_with_20_content_29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eneral_20_Slides_20__28_with_20_content_29_-outline5" style:display-name="General Slides (with content)-outline5" style:family="presentation" style:parent-style-name="General_20_Slides_20__28_with_20_content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eneral_20_Slides_20__28_with_20_content_29_-outline6" style:display-name="General Slides (with content)-outline6" style:family="presentation" style:parent-style-name="General_20_Slides_20__28_with_20_content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eneral_20_Slides_20__28_with_20_content_29_-outline7" style:display-name="General Slides (with content)-outline7" style:family="presentation" style:parent-style-name="General_20_Slides_20__28_with_20_content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eneral_20_Slides_20__28_with_20_content_29_-outline8" style:display-name="General Slides (with content)-outline8" style:family="presentation" style:parent-style-name="General_20_Slides_20__28_with_20_content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eneral_20_Slides_20__28_with_20_content_29_-outline9" style:display-name="General Slides (with content)-outline9" style:family="presentation" style:parent-style-name="General_20_Slides_20__28_with_20_content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eneral_20_Slides_20__28_with_20_content_29_-subtitle" style:display-name="General Slides (with content)-subtitle" style:family="presentation">
      <style:graphic-properties draw:stroke="none" draw:fill="none" draw:textarea-vertical-align="middle">
        <text:list-style style:name="General_20_Slides_20__28_with_20_content_29_-subtitle" style:display-name="General Slides (with content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20_Slides_20__28_with_20_content_29_-title" style:display-name="General Slides (with content)-title" style:family="presentation">
      <style:graphic-properties draw:stroke="none" draw:fill="none" draw:textarea-vertical-align="middle">
        <text:list-style style:name="General_20_Slides_20__28_with_20_content_29_-title" style:display-name="General Slides (with content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40073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ther_20_Slides_20__28_without_20_OSDC_20_logo_20_in_20_footer_29_-background" style:display-name="Other Slides (without OSDC logo in footer)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Other_20_Slides_20__28_without_20_OSDC_20_logo_20_in_20_footer_29_-backgroundobjects" style:display-name="Other Slides (without OSDC logo in footer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ther_20_Slides_20__28_without_20_OSDC_20_logo_20_in_20_footer_29_-notes" style:display-name="Other Slides (without OSDC logo in footer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ther_20_Slides_20__28_without_20_OSDC_20_logo_20_in_20_footer_29_-outline1" style:display-name="Other Slides (without OSDC logo in footer)-outline1" style:family="presentation">
      <style:graphic-properties draw:stroke="none" draw:fill="none" draw:auto-grow-height="false" draw:fit-to-size="shrink-to-fit" fo:min-height="13.613cm">
        <text:list-style style:name="Other_20_Slides_20__28_without_20_OSDC_20_logo_20_in_20_footer_29_-outline1" style:display-name="Other Slides (without OSDC logo in foote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family-asian="'Droid Sans Fallback'" style:font-family-generic-asian="system" style:font-pitch-asian="variable" style:language-asian="zh" style:country-asian="CN" style:font-style-asian="normal" style:font-family-complex="'Lohit Hindi'" style:font-family-generic-complex="system" style:font-pitch-complex="variable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Other_20_Slides_20__28_without_20_OSDC_20_logo_20_in_20_footer_29_-outline2" style:display-name="Other Slides (without OSDC logo in footer)-outline2" style:family="presentation" style:parent-style-name="Other_20_Slides_20__28_without_20_OSDC_20_logo_20_in_20_footer_29_-outline1">
      <style:paragraph-properties fo:margin-top="0cm" fo:margin-bottom="0.4cm"/>
      <style:text-properties style:use-window-font-color="true" fo:font-size="28pt" style:font-size-asian="28pt" style:font-size-complex="28pt"/>
    </style:style>
    <style:style style:name="Other_20_Slides_20__28_without_20_OSDC_20_logo_20_in_20_footer_29_-outline3" style:display-name="Other Slides (without OSDC logo in footer)-outline3" style:family="presentation" style:parent-style-name="Other_20_Slides_20__28_without_20_OSDC_20_logo_20_in_20_footer_29_-outline2">
      <style:paragraph-properties fo:margin-top="0cm" fo:margin-bottom="0.3cm"/>
      <style:text-properties style:use-window-font-color="true" fo:font-size="24pt" style:font-size-asian="24pt" style:font-size-complex="24pt"/>
    </style:style>
    <style:style style:name="Other_20_Slides_20__28_without_20_OSDC_20_logo_20_in_20_footer_29_-outline4" style:display-name="Other Slides (without OSDC logo in footer)-outline4" style:family="presentation" style:parent-style-name="Other_20_Slides_20__28_without_20_OSDC_20_logo_20_in_20_footer_29_-outline3">
      <style:paragraph-properties fo:margin-top="0cm" fo:margin-bottom="0.2cm"/>
      <style:text-properties style:use-window-font-color="true" fo:font-size="20pt" style:font-size-asian="20pt" style:font-size-complex="20pt"/>
    </style:style>
    <style:style style:name="Other_20_Slides_20__28_without_20_OSDC_20_logo_20_in_20_footer_29_-outline5" style:display-name="Other Slides (without OSDC logo in footer)-outline5" style:family="presentation" style:parent-style-name="Other_20_Slides_20__28_without_20_OSDC_20_logo_20_in_20_footer_29_-outline4">
      <style:paragraph-properties fo:margin-top="0cm" fo:margin-bottom="0.1cm"/>
      <style:text-properties style:use-window-font-color="true" fo:font-size="20pt" style:font-size-asian="20pt" style:font-size-complex="20pt"/>
    </style:style>
    <style:style style:name="Other_20_Slides_20__28_without_20_OSDC_20_logo_20_in_20_footer_29_-outline6" style:display-name="Other Slides (without OSDC logo in footer)-outline6" style:family="presentation" style:parent-style-name="Other_20_Slides_20__28_without_20_OSDC_20_logo_20_in_20_footer_29_-outline5">
      <style:paragraph-properties fo:margin-top="0cm" fo:margin-bottom="0.1cm"/>
      <style:text-properties style:use-window-font-color="true" fo:font-size="20pt" style:font-size-asian="20pt" style:font-size-complex="20pt"/>
    </style:style>
    <style:style style:name="Other_20_Slides_20__28_without_20_OSDC_20_logo_20_in_20_footer_29_-outline7" style:display-name="Other Slides (without OSDC logo in footer)-outline7" style:family="presentation" style:parent-style-name="Other_20_Slides_20__28_without_20_OSDC_20_logo_20_in_20_footer_29_-outline6">
      <style:paragraph-properties fo:margin-top="0cm" fo:margin-bottom="0.1cm"/>
      <style:text-properties style:use-window-font-color="true" fo:font-size="20pt" style:font-size-asian="20pt" style:font-size-complex="20pt"/>
    </style:style>
    <style:style style:name="Other_20_Slides_20__28_without_20_OSDC_20_logo_20_in_20_footer_29_-outline8" style:display-name="Other Slides (without OSDC logo in footer)-outline8" style:family="presentation" style:parent-style-name="Other_20_Slides_20__28_without_20_OSDC_20_logo_20_in_20_footer_29_-outline7">
      <style:paragraph-properties fo:margin-top="0cm" fo:margin-bottom="0.1cm"/>
      <style:text-properties style:use-window-font-color="true" fo:font-size="20pt" style:font-size-asian="20pt" style:font-size-complex="20pt"/>
    </style:style>
    <style:style style:name="Other_20_Slides_20__28_without_20_OSDC_20_logo_20_in_20_footer_29_-outline9" style:display-name="Other Slides (without OSDC logo in footer)-outline9" style:family="presentation" style:parent-style-name="Other_20_Slides_20__28_without_20_OSDC_20_logo_20_in_20_footer_29_-outline8">
      <style:paragraph-properties fo:margin-top="0cm" fo:margin-bottom="0.1cm"/>
      <style:text-properties style:use-window-font-color="true" fo:font-size="20pt" style:font-size-asian="20pt" style:font-size-complex="20pt"/>
    </style:style>
    <style:style style:name="Other_20_Slides_20__28_without_20_OSDC_20_logo_20_in_20_footer_29_-subtitle" style:display-name="Other Slides (without OSDC logo in footer)-subtitle" style:family="presentation">
      <style:graphic-properties draw:stroke="none" draw:fill="none" draw:textarea-vertical-align="middle">
        <text:list-style style:name="Other_20_Slides_20__28_without_20_OSDC_20_logo_20_in_20_footer_29_-subtitle" style:display-name="Other Slides (without OSDC logo in footer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ther_20_Slides_20__28_without_20_OSDC_20_logo_20_in_20_footer_29_-title" style:display-name="Other Slides (without OSDC logo in footer)-title" style:family="presentation">
      <style:graphic-properties draw:stroke="none" draw:fill="none" draw:textarea-vertical-align="middle">
        <text:list-style style:name="Other_20_Slides_20__28_without_20_OSDC_20_logo_20_in_20_footer_29_-title" style:display-name="Other Slides (without OSDC logo in footer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40073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eneral_20_Slides_20__28_with_20_content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General_20_Slides_20__28_with_20_content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General_20_Slides_20__28_with_20_content_29_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ther_20_Slides_20__28_without_20_OSDC_20_logo_20_in_20_footer_29_-backgroundobjects">
      <style:graphic-properties draw:stroke="none" draw:fill="none" draw:fill-color="#ffffff" draw:auto-grow-height="false" fo:min-height="1.449cm"/>
    </style:style>
    <style:style style:name="Mpr5" style:family="presentation" style:parent-style-name="Other_20_Slides_20__28_without_20_OSDC_20_logo_20_in_20_footer_29_-backgroundobjects">
      <style:graphic-properties draw:stroke="none" draw:fill="none" draw:fill-color="#ffffff" draw:auto-grow-height="false" fo:min-height="1.397cm"/>
    </style:style>
    <style:style style:name="Mpr6" style:family="presentation" style:parent-style-name="Other_20_Slides_20__28_without_20_OSDC_20_logo_20_in_20_footer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General_20_Slides_20__28_with_20_content_29_" style:display-name="General Slides (with content)" style:page-layout-name="PM1" draw:style-name="Mdp1">
      <draw:frame presentation:style-name="General_20_Slides_20__28_with_20_content_29_-title" draw:layer="backgroundobjects" svg:width="25.191cm" svg:height="3.507cm" svg:x="1.399cm" svg:y="0.837cm" presentation:class="title" presentation:placeholder="true">
        <draw:text-box/>
      </draw:frame>
      <draw:frame presentation:style-name="General_20_Slides_20__28_with_20_content_29_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82cm" svg:height="2.115cm" svg:x="23.893cm" svg:y="19.025cm">
        <draw:image xlink:href="Pictures/10000201000000500000003CC0508CB6.png" xlink:type="simple" xlink:show="embed" xlink:actuate="onLoad">
          <text:p/>
        </draw:image>
      </draw:frame>
      <presentation:notes style:page-layout-name="PM0">
        <draw:page-thumbnail presentation:style-name="General_20_Slides_20__28_with_20_content_29_-title" draw:layer="backgroundobjects" svg:width="13.968cm" svg:height="10.476cm" svg:x="3.81cm" svg:y="2.123cm" presentation:class="page"/>
        <draw:frame presentation:style-name="General_20_Slides_20__28_with_20_content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ther_20_Slides_20__28_without_20_OSDC_20_logo_20_in_20_footer_29_" style:display-name="Other Slides (without OSDC logo in footer)" style:page-layout-name="PM1" draw:style-name="Mdp1">
      <draw:frame presentation:style-name="Other_20_Slides_20__28_without_20_OSDC_20_logo_20_in_20_footer_29_-title" draw:layer="backgroundobjects" svg:width="25.19cm" svg:height="3.507cm" svg:x="1.399cm" svg:y="0.838cm" presentation:class="title" presentation:placeholder="true">
        <draw:text-box/>
      </draw:frame>
      <draw:frame presentation:style-name="Other_20_Slides_20__28_without_20_OSDC_20_logo_20_in_20_footer_29_-outline1" draw:layer="backgroundobjects" svg:width="25.19cm" svg:height="13.86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ther_20_Slides_20__28_without_20_OSDC_20_logo_20_in_20_footer_29_-title" draw:layer="backgroundobjects" svg:width="13.959cm" svg:height="10.475cm" svg:x="3.815cm" svg:y="2.123cm" presentation:class="page"/>
        <draw:frame presentation:style-name="Other_20_Slides_20__28_without_20_OSDC_20_logo_20_in_20_footer_29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idik Kapoor</meta:initial-creator>
    <meta:creation-date>2011-09-14T00:33:00</meta:creation-date>
    <meta:editing-duration>PT2H18M30S</meta:editing-duration>
    <meta:editing-cycles>35</meta:editing-cycles>
    <dc:date>2011-09-14T23:28:54</dc:date>
    <dc:creator>Vaidik Kapoor</dc:creator>
    <meta:generator>LibreOffice/3.3$Linux LibreOffice_project/330m19$Build-301</meta:generator>
    <meta:document-statistic meta:object-count="48"/>
  </office:meta>
</office:document-meta>
</file>